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style:style>
    <style:style style:name="P2" style:family="paragraph" style:parent-style-name="Standard">
      <style:paragraph-properties fo:text-align="justify" style:justify-single-word="false"/>
      <style:text-properties style:font-name="Adobe Garamond Pro" officeooo:rsid="000a0a06" officeooo:paragraph-rsid="0015348c"/>
    </style:style>
    <style:style style:name="P3" style:family="paragraph" style:parent-style-name="Standard">
      <style:paragraph-properties fo:text-align="justify" style:justify-single-word="false"/>
      <style:text-properties style:font-name="Adobe Garamond Pro" officeooo:rsid="000a0a06" officeooo:paragraph-rsid="001c492a"/>
    </style:style>
    <style:style style:name="P4" style:family="paragraph" style:parent-style-name="Standard">
      <style:text-properties style:font-name="Adobe Garamond Pro" officeooo:rsid="000a0a06" officeooo:paragraph-rsid="000a0d26"/>
    </style:style>
    <style:style style:name="P5" style:family="paragraph" style:parent-style-name="Standard">
      <style:text-properties style:font-name="Adobe Garamond Pro" officeooo:rsid="000a0d26" officeooo:paragraph-rsid="000e5ab4"/>
    </style:style>
    <style:style style:name="P6" style:family="paragraph" style:parent-style-name="Standard">
      <style:text-properties style:font-name="Adobe Garamond Pro" officeooo:rsid="000ee77d" officeooo:paragraph-rsid="000ee77d"/>
    </style:style>
    <style:style style:name="P7" style:family="paragraph" style:parent-style-name="Standard">
      <style:text-properties style:font-name="Adobe Garamond Pro" officeooo:rsid="000ee77d" officeooo:paragraph-rsid="0010013a"/>
    </style:style>
    <style:style style:name="P8" style:family="paragraph" style:parent-style-name="Standard">
      <style:text-properties style:font-name="Adobe Garamond Pro" officeooo:rsid="0010013a" officeooo:paragraph-rsid="0010013a"/>
    </style:style>
    <style:style style:name="P9" style:family="paragraph" style:parent-style-name="Standard">
      <style:text-properties style:font-name="Adobe Garamond Pro" officeooo:rsid="00112ef3" officeooo:paragraph-rsid="00112ef3"/>
    </style:style>
    <style:style style:name="P10" style:family="paragraph" style:parent-style-name="Standard">
      <style:text-properties style:font-name="Adobe Garamond Pro" officeooo:rsid="0014635a" officeooo:paragraph-rsid="0014635a"/>
    </style:style>
    <style:style style:name="P11" style:family="paragraph" style:parent-style-name="Standard">
      <style:text-properties style:font-name="Adobe Garamond Pro" officeooo:rsid="0014635a" officeooo:paragraph-rsid="001d3722"/>
    </style:style>
    <style:style style:name="P12" style:family="paragraph" style:parent-style-name="Standard">
      <style:text-properties style:font-name="Adobe Garamond Pro" officeooo:paragraph-rsid="000a0a06"/>
    </style:style>
    <style:style style:name="P13" style:family="paragraph" style:parent-style-name="Standard">
      <style:text-properties style:font-name="Adobe Garamond Pro" officeooo:rsid="00195841" officeooo:paragraph-rsid="00195841"/>
    </style:style>
    <style:style style:name="P14" style:family="paragraph" style:parent-style-name="Standard">
      <style:text-properties style:font-name="Adobe Garamond Pro" officeooo:rsid="00195841" officeooo:paragraph-rsid="001d3722"/>
    </style:style>
    <style:style style:name="P15" style:family="paragraph" style:parent-style-name="Standard">
      <style:text-properties style:font-name="Adobe Garamond Pro" officeooo:rsid="001d3722" officeooo:paragraph-rsid="00195841"/>
    </style:style>
    <style:style style:name="P16" style:family="paragraph" style:parent-style-name="Standard">
      <style:text-properties style:font-name="Adobe Garamond Pro" officeooo:rsid="001db24b" officeooo:paragraph-rsid="001db24b"/>
    </style:style>
    <style:style style:name="P17" style:family="paragraph" style:parent-style-name="Standard">
      <style:paragraph-properties fo:text-align="justify" style:justify-single-word="false"/>
      <style:text-properties style:font-name="Adobe Garamond Pro" officeooo:rsid="001db24b" officeooo:paragraph-rsid="0020922f"/>
    </style:style>
    <style:style style:name="P18" style:family="paragraph" style:parent-style-name="Standard">
      <style:paragraph-properties fo:text-align="justify" style:justify-single-word="false"/>
      <style:text-properties style:font-name="Adobe Garamond Pro" officeooo:rsid="0020922f" officeooo:paragraph-rsid="001db24b"/>
    </style:style>
    <style:style style:name="P19" style:family="paragraph" style:parent-style-name="Standard">
      <style:paragraph-properties fo:text-align="justify" style:justify-single-word="false"/>
      <style:text-properties style:font-name="Adobe Garamond Pro" officeooo:rsid="00237b70" officeooo:paragraph-rsid="0024a0e8"/>
    </style:style>
    <style:style style:name="P20" style:family="paragraph" style:parent-style-name="Standard">
      <style:paragraph-properties fo:text-align="justify" style:justify-single-word="false"/>
      <style:text-properties style:font-name="Adobe Garamond Pro" officeooo:rsid="00237b70" officeooo:paragraph-rsid="00269a99"/>
    </style:style>
    <style:style style:name="P21" style:family="paragraph" style:parent-style-name="Standard">
      <style:paragraph-properties fo:text-align="justify" style:justify-single-word="false"/>
      <style:text-properties style:font-name="Adobe Garamond Pro" officeooo:rsid="00269a99" officeooo:paragraph-rsid="00269a99"/>
    </style:style>
    <style:style style:name="P22" style:family="paragraph" style:parent-style-name="Standard">
      <style:paragraph-properties fo:text-align="justify" style:justify-single-word="false"/>
      <style:text-properties style:font-name="Adobe Garamond Pro" officeooo:rsid="00269a99" officeooo:paragraph-rsid="002923eb"/>
    </style:style>
    <style:style style:name="P23" style:family="paragraph" style:parent-style-name="Standard">
      <style:paragraph-properties fo:text-align="justify" style:justify-single-word="false"/>
      <style:text-properties style:font-name="Adobe Garamond Pro" officeooo:rsid="00237b70" officeooo:paragraph-rsid="00287f74"/>
    </style:style>
    <style:style style:name="P24" style:family="paragraph" style:parent-style-name="Standard">
      <style:paragraph-properties fo:text-align="justify" style:justify-single-word="false"/>
      <style:text-properties style:font-name="Adobe Garamond Pro" officeooo:rsid="00237b70" officeooo:paragraph-rsid="00269a99"/>
    </style:style>
    <style:style style:name="P25" style:family="paragraph" style:parent-style-name="Standard">
      <style:paragraph-properties fo:text-align="justify" style:justify-single-word="false"/>
      <style:text-properties style:font-name="Adobe Garamond Pro" officeooo:rsid="0021d4d0" officeooo:paragraph-rsid="0024a0e8"/>
    </style:style>
    <style:style style:name="T1" style:family="text">
      <style:text-properties officeooo:rsid="0006c59e"/>
    </style:style>
    <style:style style:name="T2" style:family="text">
      <style:text-properties officeooo:rsid="0010013a"/>
    </style:style>
    <style:style style:name="T3" style:family="text">
      <style:text-properties officeooo:rsid="001319d4"/>
    </style:style>
    <style:style style:name="T4" style:family="text">
      <style:text-properties officeooo:rsid="0015348c"/>
    </style:style>
    <style:style style:name="T5" style:family="text">
      <style:text-properties officeooo:rsid="001730ee"/>
    </style:style>
    <style:style style:name="T6" style:family="text">
      <style:text-properties fo:font-style="italic" style:font-style-asian="italic" style:font-style-complex="italic"/>
    </style:style>
    <style:style style:name="T7" style:family="text">
      <style:text-properties fo:font-style="italic" officeooo:rsid="0015348c" style:font-style-asian="italic" style:font-style-complex="italic"/>
    </style:style>
    <style:style style:name="T8" style:family="text">
      <style:text-properties officeooo:rsid="0018a75f"/>
    </style:style>
    <style:style style:name="T9" style:family="text">
      <style:text-properties officeooo:rsid="00195841"/>
    </style:style>
    <style:style style:name="T10" style:family="text">
      <style:text-properties officeooo:rsid="001aefbd"/>
    </style:style>
    <style:style style:name="T11" style:family="text">
      <style:text-properties officeooo:rsid="001c492a"/>
    </style:style>
    <style:style style:name="T12" style:family="text">
      <style:text-properties officeooo:rsid="001d3722"/>
    </style:style>
    <style:style style:name="T13" style:family="text">
      <style:text-properties officeooo:rsid="0020922f"/>
    </style:style>
    <style:style style:name="T14" style:family="text">
      <style:text-properties officeooo:rsid="00237b70"/>
    </style:style>
    <style:style style:name="T15" style:family="text">
      <style:text-properties officeooo:rsid="0024a0e8"/>
    </style:style>
    <style:style style:name="T16" style:family="text">
      <style:text-properties officeooo:rsid="00287f74"/>
    </style:style>
    <style:style style:name="T17" style:family="text">
      <style:text-properties officeooo:rsid="002923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Au bois des luttes</text:span></text:p>
      <text:p text:style-name="P1"/>
      <text:p text:style-name="P1">* <text:span text:style-name="T1">Partie 1</text:span></text:p>
      <text:p text:style-name="P1"/>
      <text:p text:style-name="P3"><text:span text:style-name="T4">Un ciel orangé et le vent. Car t</text:span>out commence par le vent. Le vent qui se <text:span text:style-name="T4">glisse entre</text:span> <text:span text:style-name="T4">l</text:span>es <text:span text:style-name="T4">courbures des fers à béton que l'on tord et que l'on plie. Étincelles et pailles d'acier dans l'air. Esther forge l'armature d'une grande banderole articulée sur laquelle Alex vient nouer de grands drap tachés. Il déroule la corde de jute entre ses doigts calleux. Des lettres capitales sont tracées sur les pièces de tissus. Peinture et calligraphie engagée. Rouge et noire. Des lettres cerclées. </text:span><text:span text:style-name="T7">Non. Non à l'AVA.</text:span><text:span text:style-name="T4"> L'homme a suffisamment ravager la Terre pour ne pas, en plus, y enfuir les pires de nos déchets. Nos données, notre mémoire. Le bras d'Esther</text:span> la fait souffrir. Un impact de balle en caoutchouc reçus la veille. Elle fait de petits moulinés avec son épaule pour se décoincer. L'herbe folle a ses pied<text:span text:style-name="T5">s</text:span> est écrasée, foulée, roussie par les assaut de la nuit passée.</text:p>
      <text:p text:style-name="P2"/>
      <text:p text:style-name="P2">- <text:span text:style-name="T8">Le ciel se charge de nuage. Un orage passe. La pluie battante apaise les membres engourdis d'Alex qui semble ne pas avoir dormis depuis des jours et des nuits. Ceux des militants qui ne se sont pas endormis alentour, sous la branche d'un arbre domestiqué ou le toit d'un porche, viennent prêter main forte à Esther et Alex pour mettre la banderole à l’abri, sous l'un des hangars du Hordeaux. À l'intérieur, Esther s'émerveille de voir d'anciens boxes à bestiaux. Aujourd'hui désertés. « Tu as déjà vu des chevaux ? Des vaches ? » Demande-t-elle à Alex. Il répond par la négative. Pas de mémoire d'homme en tout cas. Le Hordeaux était autrefois un relais postal composé d'un dizaine de granges et remises en tout genre. Les bêtes de pâtures vinrent à disparaître. On isolat un temps, dans les boxes, des ours polaires descendu ici en quête de nourriture, puis le lieux tomba dans l'oublie. Avant que les luttes ne lui redonne un intérêt stratégique.</text:span></text:p>
      <text:p text:style-name="P4"/>
      <text:p text:style-name="P4">- <text:span text:style-name="T9">Ils déposent la structurent et ressortent. Alex s'éloignent et laisse glisser ses doigts le long de sa vielle posée là. À l'ombre des murs de l'ancien relais des 3 Sœurs, il laisse échapper un bourdon qui frappe le cœur des militants que la fatigue n'a pas terrassé. Odeur de lacrymogène. Village au cœur de la ville. <text:s/>Alentour, la ville épouse de vieux valons et collines et laisse entrevoir les toitures d'anciennes battisses modestes. Pierre de taille et ardoise.Au loin la partie plus moderne, faite de tours toujours plus haute. Et chatouillant l'horizon, les cimes sombre du bois des luttes. Une troupe s'avance en direction du relais. </text:span></text:p>
      <text:p text:style-name="P5"/>
      <text:p text:style-name="P6">Merle revient à pied au relais.</text:p>
      <text:p text:style-name="P6">Elle est boueuse, croûtée, l'un de ses souliers est manquant.</text:p>
      <text:p text:style-name="P7">Elle accompagne Lalouve et une quinzaine de ses camarades qui viennent d'être remises en liberté.</text:p>
      <text:p text:style-name="P8">Leur arrivée au relais traverse l'assemblée d'une lame joyeuse.</text:p>
      <text:p text:style-name="P8">Des danses spontanées les accueilles.</text:p>
      <text:p text:style-name="P8">Lalouve est plus impressionnante que jamais.</text:p>
      <text:p text:style-name="P7"><text:span text:style-name="T2">Ses longs cheveux d'argents lui donne un air de vielle sage.</text:span> </text:p>
      <text:p text:style-name="P9">On l'exfiltre rapidement.</text:p>
      <text:p text:style-name="P9">Merle quant à elle s'effondre dans les bras d'Esther.</text:p>
      <text:p text:style-name="P9">Alex l'aide à l'emmener à la cantine, où Klötho et <text:s/>Läkhe prépare<text:span text:style-name="T3">nt</text:span> le repas.</text:p>
      <text:p text:style-name="P10">Alex aide Läkhe. <text:span text:style-name="T10">L'importance de la cuisine comme lieux ou se créeent les contacts </text:span></text:p>
      <text:p text:style-name="P9">…</text:p>
      <text:p text:style-name="P9"/>
      <text:p text:style-name="P10">Merle est obsédée par le bourdon ou la voix entendue en cellule. <text:span text:style-name="T11">Elle raconte la nuit passée avec les femmes dans la cellule. Leur arrestation. Le regard porté par courtecuisse à Lalouve et la force qu'elle leur a insuflée. Merle ne manque pas d'énergi face à Klötho et Esther qui tentent de la bander. Au même moment Lëkhe donne ses secrets de cuisines à Alex qui lui partage en retour des expériences de luttes passées. Mais le bourdon entendue par Merle l'obsède. Et alors que ces amis s'endorment elle monte </text:span><text:soft-page-break/><text:span text:style-name="T11">vers la tour radio. La nuit est tombée sur l'Hordeaux et la ville allentour.</text:span></text:p>
      <text:p text:style-name="P10"/>
      <text:p text:style-name="P10">...</text:p>
      <text:p text:style-name="P10"/>
      <text:p text:style-name="P10">Alors que la nuit s'avance, alors qu'Esther et Alex exténues dorment entre les marmites de Läkhe, Merle rend visites aux opérateurs des communications et fait braquer tous les capteurs sur le signal, en vain.</text:p>
      <text:p text:style-name="P10">Elle est intime avec l'opérateur militant.</text:p>
      <text:p text:style-name="P10">Elle lui rend service et le remplace quelques instants au micro. </text:p>
      <text:p text:style-name="P10">Elle décrit les instants de certains militants dans l'ensemble des camps répartis autour de la tour sombre et du bois des luttes. <text:span text:style-name="T12">Elle grave dans la matière végétale des mantras, des transcriptions de la louve </text:span></text:p>
      <text:p text:style-name="P10"/>
      <text:p text:style-name="P10">…</text:p>
      <text:p text:style-name="P10"/>
      <text:p text:style-name="P10">Esther est <text:span text:style-name="T12">réveillée au petit jour,</text:span> mandatée par Lalouve pour une rencontre en marge de la manif ? ( cf contre jour et la rencontre clair-obscure entre les deux dirigeables ) <text:span text:style-name="T9">Il faut organiser une connexion avec les habitants des bois. Les vétérans des luttes passées contre les centrales. Esther est impressionnée, lalouve semble fatiguée, usée. Esther sera parfait dans ce rôle.</text:span></text:p>
      <text:p text:style-name="P10"/>
      <text:p text:style-name="P10">…</text:p>
      <text:p text:style-name="P10"/>
      <text:p text:style-name="P10">Lalouve prend la parole devant sa meute. <text:span text:style-name="T12">Les motives, leur redonne confiance. Leur parle des voix mineures celles qui deviennent et que l'on empreinte. Au dehors le monde se meurt déjà.</text:span> </text:p>
      <text:p text:style-name="P12"/>
      <text:p text:style-name="P12">…</text:p>
      <text:p text:style-name="P12"/>
      <text:p text:style-name="P15">Puis c'est la manif, les trois amis ouvre l'areignée méxcanique, des files se tendent, des destins se lient, il y a les banderoles, les slogants la joie sur les visages c'est une fête. Ceux qui vistent ces lieux, les membre sde l'AVA doivent entendre leur voix à présent. Merle jette ses boules de paroles aux flics. Alex joue du bourdon sur le dos de l'araignée. Esther séloigne ennivrée par la joie pour délivrer le message de lalouve.</text:p>
      <text:p text:style-name="P13"/>
      <text:p text:style-name="P13">…</text:p>
      <text:p text:style-name="P11"/>
      <text:p text:style-name="P14">Mais la rencontre tourne bizarrement. L'émissaire est distant évasif. Entre chien et loup. Il est d'hummeur sombre. Puis les gaz pleuvent.</text:p>
      <text:p text:style-name="P13">… </text:p>
      <text:p text:style-name="P13"/>
      <text:p text:style-name="P13">le<text:span text:style-name="T12">s grenades, la confusion, les médics mais toujours la joie. Et l'on rentre au camps en portant les copains. Lorsque retentit l'annonce </text:span>de la mort « <text:span text:style-name="T12">accidentelle »</text:span> de lalouve <text:span text:style-name="T12">et là ça tourne mal. Les trois amis s'isolent. Esther est particulièrement touchée. Merle reste dans son coin. Pas le temps de trainer il faut retourner sur place comprendre. Le chemin retour est plus triste. Les arbres sont plus sombres. Les mesages dans les médias sont agressifs</text:span></text:p>
      <text:p text:style-name="P13">…</text:p>
      <text:p text:style-name="P13"/>
      <text:p text:style-name="P13"><text:span text:style-name="T12">Ainsi commence la </text:span>veillée, <text:span text:style-name="T12">au porte de l'AVA, une cérémonie chamanique. Ou l'on se souvient de Lalouve. Puis les sbires attaquent </text:span></text:p>
      <text:p text:style-name="P13"/>
      <text:p text:style-name="P13">…</text:p>
      <text:p text:style-name="P13"/>
      <text:p text:style-name="P13">L'attaque de courtecuisse </text:p>
      <text:p text:style-name="P13"/>
      <text:p text:style-name="P13"><text:soft-page-break/>…</text:p>
      <text:p text:style-name="P13"/>
      <text:p text:style-name="P13">La fuite d'Esther et sa chute </text:p>
      <text:p text:style-name="P13"><text:s/></text:p>
      <text:p text:style-name="P16">Le piège tendu aux militants se déroule sur un ancien tertre à quelques encablures de de l'ancienne chape de plomb qui protège la centrale.</text:p>
      <text:p text:style-name="P16">Dans la confusion Esther fuit dans la fôret, poursuivie, elle est bléssée puit receuillie par Ohm qui la réparre et la ramène au prêt des habitants de la fôrets. D'ancien vétérans des luttes, installés parmis les harbres. Là elle découvre une autre perspective. Un autre rapport à la fôret et à ce que va détruire le projet d'enfuissement de la mémoire. Il y a également d'ancien cammarades de lutte de lalouve. Et Ohm obsédé par son devenir d'android et qui se prend d'affection pour Esther. </text:p>
      <text:p text:style-name="P16">Dans le même temps Merle se fait arrêter et est envoyée pour la 3ème fois en tole. Puis dans un camp où s'organise pour elle une nouvelle forme de lutte qui met à l'épreuve son envie de liberté. Courtecuisse la manipule et essaye de la monter contre Alex.</text:p>
      <text:p text:style-name="P16">Alex quand à lui revient au camp et se place comme héritier de Lalouve et par en croisade violente contre courtecuisse et ses hommes. Il finira par affronter Merle ( qui se sera débarassée de courtecuisse avec l'aide des femmes du camp ). Merle montera sa propre doctrine et virera dangeureusement. Esther quad à elle pénètrera au coeur du complexe avec Ohm et celui ci s'entretiendra avec Ny. </text:p>
      <text:p text:style-name="P16">Esther retournera parmis les vivants et regrêtera le temps des luttes.</text:p>
      <text:p text:style-name="P16"><text:s/></text:p>
      <text:p text:style-name="P16"/>
      <text:p text:style-name="P16"/>
      <text:p text:style-name="P16">---- </text:p>
      <text:p text:style-name="P16"/>
      <text:p text:style-name="P18">« Insiste un peu sur le point de raccord … en douceur … fait <text:span text:style-name="T14">quelle </text:span>tienne le choc. »</text:p>
      <text:p text:style-name="P17">« <text:span text:style-name="T13">Compris ! Aide moi à maintenir l'aile en place alors ! »</text:span></text:p>
      <text:p text:style-name="P19">Alex est en appui, de tout son corps, sur l<text:span text:style-name="T16">es</text:span> <text:span text:style-name="T16">deux </text:span>bar<text:span text:style-name="T16">res</text:span> métallique<text:span text:style-name="T16">s</text:span>, <text:span text:style-name="T15">il appuie.</text:span></text:p>
      <text:p text:style-name="P23"><text:span text:style-name="T16">La plus haute</text:span> vrille, se cambre. <text:span text:style-name="T16">Épouse sa symétrique. </text:span></text:p>
      <text:p text:style-name="P23"><text:span text:style-name="T16">Les tiges d'acier forment un o</text:span>vale.</text:p>
      <text:p text:style-name="P17">« L<text:span text:style-name="T14">à ? C'est bon ? »</text:span></text:p>
      <text:p text:style-name="P17">« <text:span text:style-name="T14">Parfait, essaye de tenir quelques minutes ... »</text:span></text:p>
      <text:p text:style-name="P20"><text:span text:style-name="T13">Esther doit crier. </text:span>Hausser<text:span text:style-name="T13"> la voix. Couvrir le bruit du vent et affronter les traînées d'étincelles qui, projetées par son fer à souder, glissent le long de ses cheveux, s'y accrochent et les colorent. De l'or. De l'ocre. Les poussières enflammées papillonnent, basculent au sol. Échappées de l’alu qui fond au contacte du tison. Elles tombent, s’effondrent et viennent embraser les herbes folles à ses pied.</text:span></text:p>
      <text:p text:style-name="P21"><text:span text:style-name="T6">Mâches</text:span>, <text:span text:style-name="T6">Orties</text:span>, <text:span text:style-name="T6">Mourons</text:span> et <text:span text:style-name="T6">Lyserons</text:span> roussissent. </text:p>
      <text:p text:style-name="P21"><text:span text:style-name="T6">Arroches</text:span>, <text:span text:style-name="T6">Matricaires</text:span> et <text:span text:style-name="T6">Bourrache</text:span> <text:span text:style-name="T17">périssent</text:span>. <text:s/></text:p>
      <text:p text:style-name="P22">Alex sue à grosses gouttes <text:span text:style-name="T17">sous la chaleur dégagée.</text:span> Aussi Esther insiste, <text:span text:style-name="T17">force sur le fer brûlant</text:span>, <text:span text:style-name="T17">sentant par ailleurs monter la tempête et les nuages chargés de pluie au dessus de l'Hordaux. </text:span></text:p>
      <text:p text:style-name="P22"><text:span text:style-name="T17">Au dessus d'eux. Tous. </text:span></text:p>
      <text:p text:style-name="P22">Puissante, <text:span text:style-name="T17">elle gonfle</text:span>. <text:span text:style-name="T17">Gronde. Alex la fixe avec inquiétude.</text:span></text:p>
      <text:p text:style-name="P22">« <text:span text:style-name="T17">J'y suis presque ! »</text:span></text:p>
      <text:p text:style-name="P22"><text:span text:style-name="T17">Et</text:span> le vent contre son dos, <text:span text:style-name="T17">soudain,</text:span> n'a plus rien d'une caresse. Il la fouette, la maltraite. I<text:span text:style-name="T17">l</text:span> la contourne, s'approche <text:span text:style-name="T17">d'elle </text:span>et hurle au creux de ses oreilles, déchire ses tympans. Hurlements. <text:span text:style-name="T17">Le vent circule entre les tiges à béton que l'on forge et que l'on plie. Il s'engouffre au creux de l'Hordaux.</text:span></text:p>
      <text:p text:style-name="P22">« <text:span text:style-name="T17">Terminé ! »</text:span></text:p>
      <text:p text:style-name="P22">« <text:span text:style-name="T17">Allons à l'abri »</text:span></text:p>
      <text:p text:style-name="P20"/>
      <text:p text:style-name="P19"/>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23:19:24.872855687</meta:creation-date>
    <dc:date>2017-08-29T23:18:20.812246479</dc:date>
    <meta:editing-duration>PT1H50M40S</meta:editing-duration>
    <meta:editing-cycles>31</meta:editing-cycles>
    <meta:generator>LibreOffice/4.2.8.2$Linux_X86_64 LibreOffice_project/420m0$Build-2</meta:generator>
    <meta:document-statistic meta:table-count="0" meta:image-count="0" meta:object-count="0" meta:page-count="3" meta:paragraph-count="64" meta:word-count="1539" meta:character-count="8919" meta:non-whitespace-character-count="7419"/>
  </office:meta>
</office:document-meta>
</file>